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Ще започна с описание на класовете, които съм създал. Те се намират в папка<text:s/></text:span><text:span text:style-name="T2">Source Files. <text:line-break/><text:line-break/>1.Inventory.h<text:s/></text:span><text:span text:style-name="T3">помага за разбирането на<text:s/></text:span><text:span text:style-name="T4">Inventory.cpp</text:span><text:span text:style-name="T5"><text:s/>. В него са всички функции, които се изпълняват в<text:s/></text:span><text:span text:style-name="T6">"cpp"<text:s/></text:span><text:span text:style-name="T7">файла.</text:span></text:p>
      <text:p text:style-name="P1"><text:span text:style-name="T7">2.<text:s/></text:span><text:span text:style-name="T8">Inventory.cpp-<text:s/></text:span><text:span text:style-name="T9">основата за управление на складовата система. Съдържа функционалности за</text:span><text:span text:style-name="T10">:</text:span></text:p>
      <text:p text:style-name="P1"><text:span text:style-name="T10">-</text:span><text:span text:style-name="T11"><text:s/>добавяне (в динамичен масив и в текстови файл</text:span><text:span text:style-name="T12">*</text:span><text:span text:style-name="T13">)</text:span></text:p>
      <text:p text:style-name="P1"><text:span text:style-name="T14">-<text:s/></text:span><text:span text:style-name="T15">обновяване</text:span></text:p>
      <text:p text:style-name="P1"><text:span text:style-name="T16">-</text:span><text:span text:style-name="T17"><text:s/>изтриване (чрез<text:s/></text:span><text:span text:style-name="T18">ID<text:s/></text:span><text:span text:style-name="T19">и име напродукта)</text:span></text:p>
      <text:p text:style-name="P1"><text:span text:style-name="T20">-</text:span><text:span text:style-name="T21"><text:s/>търсене (чрез<text:s/></text:span><text:span text:style-name="T22">ID,<text:s/></text:span><text:span text:style-name="T23">име, количество, доставчик)</text:span></text:p>
      <text:p text:style-name="P1"><text:span text:style-name="T24">-</text:span><text:span text:style-name="T25"><text:s text:c="2"/>сортиране- възходящо/низходящо(по име, цена,<text:s/></text:span><text:span text:style-name="T26">ID)</text:span><text:span text:style-name="T27"/></text:p>
      <text:p text:style-name="P1"><text:span text:style-name="T28">-<text:s/></text:span><text:span text:style-name="T29">изготване на отчет</text:span><text:span text:style-name="T30">:</text:span></text:p>
      <text:p text:style-name="P1"><text:span text:style-name="T30"><text:tab/>--</text:span><text:span text:style-name="T31">намаляващ продукт- под 10 бройки количество;<text:s text:c="4"/></text:span></text:p>
      <text:p text:style-name="P1"><text:span text:style-name="T32"><text:tab/>--</text:span><text:span text:style-name="T33">продукт с достатъчно количество - над 50 бройки количество;<text:s text:c="4"/></text:span><text:span text:style-name="T34"><text:tab/></text:span></text:p>
      <text:p text:style-name="P1"><text:span text:style-name="T34"><text:tab/>--</text:span><text:span text:style-name="T35">продукт, предложен за промоция - цената е 10% от количеството).</text:span></text:p>
      <text:p text:style-name="P1"><text:span text:style-name="T36">*</text:span><text:span text:style-name="T37"><text:s text:c="2"/>За да може да се изпробва функционалността за запис в текстови файл, трябва да се промени пътя към папката на локалното устройство на ред 14 в<text:s/></text:span><text:span text:style-name="T38">Inventory.cpp</text:span></text:p>
      <text:p text:style-name="P1"><text:span text:style-name="T38"/></text:p>
      <text:p text:style-name="P1"><text:span text:style-name="T39">3.<text:s/></text:span><text:span text:style-name="T40">Item.h<text:s/></text:span><text:span text:style-name="T41">съдържа основната информация за продукта -<text:s/></text:span><text:span text:style-name="T42">ID</text:span><text:span text:style-name="T43"><text:s/>(добавя се автоматично от системата, за да може да е уникален за всеки продукт)</text:span><text:span text:style-name="T44">,<text:s/></text:span><text:span text:style-name="T45">име,<text:s text:c="2"/>количество, цена</text:span><text:span text:style-name="T46"><text:s/>(double)<text:s/></text:span><text:span text:style-name="T47">, доставчик, дата и час на въвеждане( която се взима от ОС при добавянето).</text:span></text:p>
      <text:p text:style-name="P1"><text:span text:style-name="T47">4.<text:s/></text:span><text:span text:style-name="T48">Item.cpp</text:span><text:span text:style-name="T49">- в него са функционалности за управление на продуктите. Позволява тяхното съхраняване и коригиране, както и дава достъп до информацията за продуктите.</text:span></text:p>
      <text:p text:style-name="P1"><text:span text:style-name="T49">5.<text:s/></text:span><text:span text:style-name="T50">Main.cpp<text:s/></text:span><text:span text:style-name="T51">-<text:s text:c="2"/>позволява управление на системата. Чрез файла потребителят може да извършва всички операции за продуктите.</text:span></text:p>
      <text:p text:style-name="P1"><text:span text:style-name="T51"/></text:p>
      <text:p text:style-name="P1"><text:span text:style-name="T51">Как работи приложението:<text:line-break/></text:span></text:p>
      <text:p text:style-name="P1"><text:span text:style-name="T51">1.Добавяне на продукт<text:line-break/>Потрябителят изпълнява инструкциите, които конзолата му изписва. Например въвежда информацията за нов продукт. Въведената информация се запазва в променливи. Те се подават във функцията<text:s/></text:span><text:span text:style-name="T52"><text:s/>addItem</text:span><text:span text:style-name="T53">. Там се създава нов продукт, който се добавя в динамичен масив. Допълнително се извиква функция за добавяне на продукта в текстови файл, който действа като история, за да се проследяват всички добавени продукти. Когато потребителят е добавил достатъчно продукти, е нужно да напише кодовата дума<text:s/></text:span><text:span text:style-name="T54">'enough',<text:s/></text:span><text:span text:style-name="T55">за да спре процесът на добавяне.</text:span></text:p>
      <text:p text:style-name="P1"><text:span text:style-name="T55">2.Редактиране на информация по продукт <text:tab/><text:tab/><text:tab/><text:tab/><text:s text:c="105"/></text:span></text:p>
      <text:p text:style-name="P1"><text:span text:style-name="T55">След процеът на добавяне следва този за коригиране на информацията. Програмата автоматично показва списък на всички продукти в динамичния масив. За да редактираме някой продукт е нужно да напишеш неговото<text:s/></text:span><text:span text:style-name="T56">ID</text:span><text:span text:style-name="T57">. При въведен<text:s/></text:span><text:span text:style-name="T58">ID</text:span><text:span text:style-name="T59">, който е намерен, потребителят може да избере кой елемент да промени като напише ключовите думи '</text:span><text:span text:style-name="T60">Name</text:span><text:span text:style-name="T61">'</text:span><text:span text:style-name="T62">, 'Quantity', 'Price', 'Deliver'.<text:s/></text:span><text:span text:style-name="T63">За да пропусне тази опция или след като е променил нужната информация, е достатъчно потребителят да напише '0'.<text:s/></text:span><text:span text:style-name="T64">ID<text:s/></text:span><text:span text:style-name="T65">започват от 1, така че няма опасност някой от тях да застъпи 0.</text:span></text:p>
      <text:p text:style-name="P1"><text:span text:style-name="T66"/></text:p>
      <text:p text:style-name="P1"><text:span text:style-name="T67"/></text:p>
      <text:p text:style-name="P1"><text:span text:style-name="T67"/></text:p>
      <text:p text:style-name="P1"><text:span text:style-name="T6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